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8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3.3cm"/>
    </style:style>
    <style:style style:name="co6" style:family="table-column">
      <style:table-column-properties fo:break-before="auto" style:column-width="2.383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4.3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4.233cm"/>
    </style:style>
    <style:style style:name="co11" style:family="table-column">
      <style:table-column-properties fo:break-before="auto" style:column-width="2.946cm"/>
    </style:style>
    <style:style style:name="co12" style:family="table-column">
      <style:table-column-properties fo:break-before="auto" style:column-width="2.872cm"/>
    </style:style>
    <style:style style:name="co13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 style:data-style-name="N37"/>
    <style:style style:name="ce9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a933" fo:wrap-option="wrap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10d0c"/>
      <style:text-properties fo:color="#c9211e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ce29"/>
        <table:table-column table:style-name="co1" table:number-columns-repeated="1636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ype of data</text:p>
          </table:table-cell>
          <table:table-cell office:value-type="string" calcext:value-type="string">
            <text:p>Overall disparity or extinction</text:p>
          </table:table-cell>
          <table:table-cell office:value-type="string" calcext:value-type="string">
            <text:p>Extinction severity</text:p>
          </table:table-cell>
          <table:table-cell office:value-type="string" calcext:value-type="string">
            <text:p>Number of liv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ossil sampling</text:p>
          </table:table-cell>
          <table:table-cell office:value-type="string" calcext:value-type="string">
            <text:p>Estimation methods</text:p>
          </table:table-cell>
          <table:table-cell office:value-type="string" calcext:value-type="string">
            <text:p>Pre-ord ACE</text:p>
          </table:table-cell>
          <table:table-cell office:value-type="string" calcext:value-type="string">
            <text:p>Sample ordination</text:p>
          </table:table-cell>
          <table:table-cell office:value-type="string" calcext:value-type="string">
            <text:p>Post-ord-ace</text:p>
          </table:table-cell>
          <table:table-cell office:value-type="string" calcext:value-type="string">
            <text:p>Disparity</text:p>
          </table:table-cell>
          <table:table-cell office:value-type="string" calcext:value-type="string">
            <text:p>Rescaled</text:p>
          </table:table-cell>
          <table:table-cell office:value-type="string" calcext:value-type="string">
            <text:p>Rm axes</text:p>
          </table:table-cell>
          <table:table-cell office:value-type="string" calcext:value-type="string">
            <text:p>main output filename</text:p>
          </table:table-cell>
          <table:table-cell office:value-type="string" calcext:value-type="string">
            <text:p>Cluster output path</text:p>
          </table:table-cell>
          <table:table-cell office:value-type="string" calcext:value-type="string">
            <text:p>Local output path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ASTER Job ID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NOTES</text:p>
          </table:table-cell>
          <table:table-cell table:number-columns-repeated="16361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100</text:p>
          </table:table-cell>
          <table:table-cell table:style-name="ce28"/>
          <table:table-cell table:number-columns-repeated="16364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office:value-type="string" calcext:value-type="string">
            <text:p>/mnt/parscratch/users/bip24cns/acedisparity/randomExtinction/50t/disp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8122585_00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100</text:p>
          </table:table-cell>
          <table:table-cell table:number-columns-repeated="16365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100</text:p>
          </table:table-cell>
          <table:table-cell table:number-columns-repeated="16365"/>
        </table:table-row>
        <table:table-row table:style-name="ro1">
          <table:table-cell table:number-columns-repeated="18"/>
          <table:table-cell table:style-name="ce26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100</text:p>
          </table:table-cell>
          <table:table-cell table:number-columns-repeated="16365"/>
        </table:table-row>
        <table:table-row table:style-name="ro1">
          <table:table-cell table:number-columns-repeated="19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2</text:p>
          </table:table-cell>
          <table:table-cell table:style-name="ce5"/>
          <table:table-cell/>
          <table:table-cell table:style-name="ce29"/>
          <table:table-cell table:number-columns-repeated="16362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100</text:p>
          </table:table-cell>
          <table:table-cell table:number-columns-repeated="16365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0</text:p>
          </table:table-cell>
          <table:table-cell table:style-name="ce28"/>
          <table:table-cell/>
          <table:table-cell table:style-name="ce29"/>
          <table:table-cell table:number-columns-repeated="16362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9</text:p>
          </table:table-cell>
          <table:table-cell table:number-columns-repeated="16365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1</text:p>
          </table:table-cell>
          <table:table-cell table:number-columns-repeated="2"/>
          <table:table-cell office:value-type="string" calcext:value-type="string">
            <text:p>Useord data from 8187111</text:p>
          </table:table-cell>
          <table:table-cell table:number-columns-repeated="16362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100</text:p>
          </table:table-cell>
          <table:table-cell table:number-columns-repeated="16365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100</text:p>
          </table:table-cell>
          <table:table-cell table:number-columns-repeated="16365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100</text:p>
          </table:table-cell>
          <table:table-cell table:number-columns-repeated="16365"/>
        </table:table-row>
        <table:table-row table:style-name="ro1">
          <table:table-cell table:number-columns-repeated="19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1</text:p>
          </table:table-cell>
          <table:table-cell table:number-columns-repeated="16365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2</text:p>
          </table:table-cell>
          <table:table-cell table:number-columns-repeated="16365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3</text:p>
          </table:table-cell>
          <table:table-cell table:number-columns-repeated="16365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4</text:p>
          </table:table-cell>
          <table:table-cell table:number-columns-repeated="16365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5</text:p>
          </table:table-cell>
          <table:table-cell table:number-columns-repeated="16365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8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6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2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0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0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9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10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10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ce9"/>
          <table:table-cell table:style-name="ce9" office:value-type="string" calcext:value-type="string">
            <text:p>NEW BATCH OF RUNS WITH UPDATED FOSSIL PRES, PARRALEL AND ER Model of ace and crown</text:p>
          </table:table-cell>
          <table:table-cell table:number-columns-repeated="6" table:style-name="ce9" office:value-type="string" calcext:value-type="string">
            <text:p>NEW BATCH OF RUNS WITH UPDATED FOSSIL PRES, PARRALEL AND ER Model of ace</text:p>
          </table:table-cell>
          <table:table-cell table:style-name="ce9" table:number-columns-repeated="2"/>
          <table:table-cell table:number-columns-repeated="9" table:style-name="ce9" office:value-type="string" calcext:value-type="string">
            <text:p>NEW BATCH OF RUNS WITH UPDATED FOSSIL PRES, PARRALEL AND ER Model of ace</text:p>
          </table:table-cell>
          <table:table-cell table:style-name="ce9" table:number-columns-repeated="16365"/>
        </table:table-row>
        <table:table-row table:style-name="ro2">
          <table:table-cell office:value-type="date" office:date-value="2025-11-06" calcext:value-type="date">
            <text:p>06/11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0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0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0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0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0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0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0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0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0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1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1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1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1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1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1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1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1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1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1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2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2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2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2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2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2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2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2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2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2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3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3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3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3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3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3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3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3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3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3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4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4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4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4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4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4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4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4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4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4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5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5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5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5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5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5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5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5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5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5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6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6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6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6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6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6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6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6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6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6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7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7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7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7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7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7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7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7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7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7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8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8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8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8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8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8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8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8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8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8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9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9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9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9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9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9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9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9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9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9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10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10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string" calcext:value-type="string">
            <text:p>8602865 &amp; Tbc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0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0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0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0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0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0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0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0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0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1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1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1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1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1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1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1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1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1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1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2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2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2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2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2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2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2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2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2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2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3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3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3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3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3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3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3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3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3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3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4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4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4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4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4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4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4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4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4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4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5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5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5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5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5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5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5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5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5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5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6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6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6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6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6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6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6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6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6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6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7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7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7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7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7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7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7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7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7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7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8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8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8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8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8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8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8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8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8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8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9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9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9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9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9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9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9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9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9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9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100</text:p>
          </table:table-cell>
          <table:table-cell table:style-name="Default"/>
          <table:table-cell table:number-columns-repeated="16364"/>
        </table:table-row>
        <table:table-row table:style-name="ro1" table:number-rows-repeated="2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01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02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03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04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05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06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07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08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09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1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11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12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13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14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15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16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17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18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19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2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21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22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23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24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25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26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27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28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29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3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31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32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33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34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35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36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37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38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39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4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41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42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43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44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45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46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47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48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49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5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51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52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53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54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55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56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57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58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59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6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61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62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63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64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65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66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67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68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69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7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71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72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73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74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75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76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77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78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79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8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81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82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83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84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85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86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87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88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89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9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91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92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93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94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95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96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97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98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99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100</text:p>
          </table:table-cell>
          <table:table-cell table:style-name="Default"/>
          <table:table-cell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 style:data-style-name="N2" text:time-value="14:23:47.9689059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25:14.078254626</meta:creation-date>
    <dc:date>2025-12-09T14:42:10.612386485</dc:date>
    <meta:editing-duration>P3DT4H2M39S</meta:editing-duration>
    <meta:editing-cycles>55</meta:editing-cycles>
    <meta:generator>LibreOffice/24.2.7.2$Linux_X86_64 LibreOffice_project/420$Build-2</meta:generator>
    <meta:document-statistic meta:table-count="1" meta:cell-count="19929" meta:object-count="0"/>
  </office:meta>
</office:document-meta>
</file>